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NanumGothic" officeooo:paragraph-rsid="00045e0b"/>
    </style:style>
    <style:style style:name="P2" style:family="paragraph" style:parent-style-name="Standard">
      <style:text-properties style:font-name="NanumGothic" fo:font-size="10pt" officeooo:paragraph-rsid="00045e0b"/>
    </style:style>
    <style:style style:name="P3" style:family="paragraph" style:parent-style-name="Standard">
      <style:text-properties style:font-name="NanumGothic" fo:font-size="10pt" style:text-underline-style="solid" style:text-underline-width="auto" style:text-underline-color="font-color" fo:font-weight="bold" officeooo:paragraph-rsid="00045e0b" style:font-weight-asian="bold" style:font-weight-complex="bold"/>
    </style:style>
    <style:style style:name="P4" style:family="paragraph" style:parent-style-name="Standard">
      <style:text-properties fo:font-size="10pt" officeooo:paragraph-rsid="00045e0b"/>
    </style:style>
    <style:style style:name="P5" style:family="paragraph" style:parent-style-name="Standard">
      <style:paragraph-properties fo:text-align="center" style:justify-single-word="false"/>
      <style:text-properties style:font-name="NanumGothic" fo:font-size="26pt" fo:font-weight="bold" officeooo:rsid="00045e0b" officeooo:paragraph-rsid="00045e0b" style:font-weight-asian="bold" style:font-weight-complex="bold"/>
    </style:style>
    <style:style style:name="P6" style:family="paragraph" style:parent-style-name="Standard">
      <style:text-properties style:font-name="NanumGothic" fo:font-style="normal" officeooo:rsid="00045e0b" officeooo:paragraph-rsid="00045e0b" style:font-style-asian="normal" style:font-style-complex="normal"/>
    </style:style>
    <style:style style:name="P7" style:family="paragraph" style:parent-style-name="Standard">
      <style:text-properties style:font-name="NanumGothic" fo:font-weight="bold" officeooo:rsid="00045e0b" officeooo:paragraph-rsid="00045e0b" style:font-weight-asian="bold" style:font-weight-complex="bold"/>
    </style:style>
    <style:style style:name="P8" style:family="paragraph" style:parent-style-name="Standard">
      <style:text-properties style:font-name="NanumGothic" fo:font-size="10pt" officeooo:rsid="00045e0b" officeooo:paragraph-rsid="00045e0b"/>
    </style:style>
    <style:style style:name="P9" style:family="paragraph" style:parent-style-name="Standard" style:list-style-name="L1">
      <style:text-properties style:font-name="NanumGothic" fo:font-size="10pt" officeooo:rsid="00045e0b" officeooo:paragraph-rsid="00045e0b"/>
    </style:style>
    <style:style style:name="P10" style:family="paragraph" style:parent-style-name="Standard" style:list-style-name="L1">
      <style:text-properties style:font-name="NanumGothic" fo:font-size="10pt" officeooo:rsid="00045e0b" officeooo:paragraph-rsid="0007654b"/>
    </style:style>
    <style:style style:name="P11" style:family="paragraph" style:parent-style-name="Standard" style:list-style-name="L2">
      <style:text-properties style:font-name="NanumGothic" fo:font-size="10pt" officeooo:rsid="00045e0b" officeooo:paragraph-rsid="00045e0b"/>
    </style:style>
    <style:style style:name="P12" style:family="paragraph" style:parent-style-name="Standard" style:list-style-name="L3">
      <style:text-properties style:font-name="NanumGothic" fo:font-size="10pt" officeooo:rsid="00045e0b" officeooo:paragraph-rsid="00045e0b"/>
    </style:style>
    <style:style style:name="P13" style:family="paragraph" style:parent-style-name="Standard">
      <style:text-properties style:font-name="NanumGothic" fo:font-size="10pt" fo:font-weight="bold" officeooo:rsid="00045e0b" officeooo:paragraph-rsid="00045e0b" style:font-weight-asian="bold" style:font-weight-complex="bold"/>
    </style:style>
    <style:style style:name="P14" style:family="paragraph" style:parent-style-name="Standard">
      <style:text-properties style:font-name="NanumGothic" fo:font-size="10pt" style:text-underline-style="solid" style:text-underline-width="auto" style:text-underline-color="font-color" fo:font-weight="bold" officeooo:rsid="00045e0b" officeooo:paragraph-rsid="00045e0b" style:font-weight-asian="bold" style:font-weight-complex="bold"/>
    </style:style>
    <style:style style:name="P15" style:family="paragraph" style:parent-style-name="Standard">
      <style:text-properties style:font-name="NanumGothic" officeooo:rsid="00045e0b" officeooo:paragraph-rsid="00045e0b"/>
    </style:style>
    <style:style style:name="P16" style:family="paragraph" style:parent-style-name="Standard" style:list-style-name="L1">
      <style:text-properties style:font-name="NanumGothic" officeooo:rsid="00045e0b" officeooo:paragraph-rsid="00045e0b"/>
    </style:style>
    <style:style style:name="P17" style:family="paragraph" style:parent-style-name="Standard">
      <style:text-properties style:font-name="NanumGothic" style:text-underline-style="solid" style:text-underline-width="auto" style:text-underline-color="font-color" fo:font-weight="bold" officeooo:rsid="00045e0b" officeooo:paragraph-rsid="00045e0b" style:font-weight-asian="bold" style:font-weight-complex="bold"/>
    </style:style>
    <style:style style:name="T1" style:family="text">
      <style:text-properties officeooo:rsid="00045e0b"/>
    </style:style>
    <style:style style:name="T2" style:family="text">
      <style:text-properties fo:font-weight="bold" officeooo:rsid="00045e0b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officeooo:rsid="0007a6e1"/>
    </style:style>
    <style:style style:name="T5" style:family="text">
      <style:text-properties style:font-name="NanumGothic" officeooo:rsid="00045e0b"/>
    </style:style>
    <style:style style:name="T6" style:family="text">
      <style:text-properties style:font-name="NanumGothic" fo:font-weight="bold" officeooo:rsid="00045e0b" style:font-weight-asian="bold" style:font-weight-complex="bold"/>
    </style:style>
    <style:style style:name="T7" style:family="text">
      <style:text-properties officeooo:rsid="0006f01d"/>
    </style:style>
    <style:style style:name="T8" style:family="text">
      <style:text-properties style:text-position="super 58%" officeooo:rsid="00045e0b"/>
    </style:style>
    <style:style style:name="T9" style:family="text">
      <style:text-properties officeooo:rsid="0006f053"/>
    </style:style>
    <style:style style:name="T10" style:family="text">
      <style:text-properties officeooo:rsid="0007654b"/>
    </style:style>
    <style:style style:name="T11" style:family="text">
      <style:text-properties officeooo:rsid="0008ab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SUME </text:p>
      <text:p text:style-name="P5"/>
      <text:p text:style-name="P6">Rabin Acharya </text:p>
      <text:p text:style-name="P7">Software Programmer (&amp; Certified MS SQL </text:p>
      <text:p text:style-name="P7">Database Administrator) </text:p>
      <text:p text:style-name="P2"><text:span text:style-name="T2">Tel. no</text:span><text:span text:style-name="T1">: (Home) 01–415–4577 </text:span></text:p>
      <text:p text:style-name="P8"><text:tab/> <text:s/>(mob) 984–158–8566 </text:p>
      <text:p text:style-name="P2"><text:span text:style-name="T2">Email </text:span><text:span text:style-name="T1">: rbnacharya@gmail.com </text:span></text:p>
      <text:p text:style-name="P15"/>
      <text:p text:style-name="P17">SUMMARY: </text:p>
      <text:list xml:id="list4399978580648729001" text:style-name="L1">
        <text:list-item>
          <text:p text:style-name="P16"><text:span text:style-name="T3">Significant experience in Web Technologies like PHP</text:span><text:span text:style-name="T4">(prefer)</text:span><text:span text:style-name="T3">, ASP. </text:span></text:p>
        </text:list-item>
        <text:list-item>
          <text:p text:style-name="P9">Good understanding of Object Oriented Programming and Graphical User Interface.</text:p>
        </text:list-item>
        <text:list-item>
          <text:p text:style-name="P10"><text:span text:style-name="T10">Good with algorithms.</text:span></text:p>
        </text:list-item>
        <text:list-item>
          <text:p text:style-name="P9">Database designing. </text:p>
        </text:list-item>
      </text:list>
      <text:p text:style-name="P8"/>
      <text:p text:style-name="P17">EDUCATIONAL QUALIFICATION: </text:p>
      <text:p text:style-name="P8">B.E, 2013- 4 th Year (TU) – Last Year Last Semester. </text:p>
      <text:p text:style-name="P8"/>
      <text:p text:style-name="P17">SKILLS PROFILE: </text:p>
      <text:p text:style-name="P2"><text:span text:style-name="T2">Language</text:span><text:span text:style-name="T1"> <text:tab/>: <text:tab/><text:tab/>C#.NET, PHP, C++.NET </text:span></text:p>
      <text:p text:style-name="P2"><text:span text:style-name="T2">Web Server</text:span><text:span text:style-name="T1"> <text:tab/>: <text:tab/><text:tab/>IIS, Wamp Server, LAMP (Apache)</text:span></text:p>
      <text:p text:style-name="P2"><text:span text:style-name="T2">RDBMS <text:tab/></text:span><text:span text:style-name="T1">: <text:tab/><text:tab/>SQL Server , ORACLE 11g, MY SQL </text:span></text:p>
      <text:p text:style-name="P13">Web Based </text:p>
      <text:p text:style-name="P2"><text:span text:style-name="T2">Technologies</text:span><text:span text:style-name="T1"><text:tab/>:<text:tab/><text:tab/></text:span><text:span text:style-name="T11">Wordpress, </text:span><text:span text:style-name="T1">HTML, JavaScript, jQuery, Dreamweaver </text:span></text:p>
      <text:p text:style-name="P15"><text:s/></text:p>
      <text:p text:style-name="P17">CERTIFICATION :</text:p>
      <text:p text:style-name="P8">D634-1418 (MSDN) Database Administration Fundamentals </text:p>
      <text:p text:style-name="P8"/>
      <text:p text:style-name="P17">Project Summary: </text:p>
      <text:p text:style-name="P2"><text:span text:style-name="T2">1. </text:span><text:span text:style-name="T2">Project Name</text:span><text:span text:style-name="T1"><text:tab/>: <text:tab/>http://www.iranzamin.ch/ </text:span></text:p>
      <text:p text:style-name="P2"><text:span text:style-name="T1"><text:s text:c="4"/></text:span><text:span text:style-name="T2">Skill Used <text:tab/></text:span><text:span text:style-name="T1"><text:tab/>:<text:tab/>Created in Wordpress and PHP. </text:span></text:p>
      <text:p text:style-name="P8"/>
      <text:p text:style-name="P2"><text:span text:style-name="T2">2.</text:span><text:span text:style-name="T1"> </text:span><text:span text:style-name="T2">Project Name <text:tab/></text:span><text:span text:style-name="T1">: <text:tab/>Shopping mall management system </text:span></text:p>
      <text:p text:style-name="P2"><text:span text:style-name="T1"><text:s text:c="4"/></text:span><text:span text:style-name="T2">Skill Used <text:tab/><text:tab/></text:span><text:span text:style-name="T1">: <text:tab/>C#, MS SQL </text:span></text:p>
      <text:p text:style-name="P2"><text:span text:style-name="T1"><text:s text:c="4"/></text:span><text:span text:style-name="T2">Brief Summary <text:tab/></text:span><text:span text:style-name="T1">: <text:tab/>This project is about inventory management and sales in Shopping <text:tab/><text:tab/><text:tab/> <text:s text:c="2"/><text:tab/><text:tab/>mall. </text:span></text:p>
      <text:p text:style-name="P8"/>
      <text:p text:style-name="P2"><text:span text:style-name="T2">3. Project Name <text:tab/></text:span><text:span text:style-name="T1">: <text:tab/>Software Based Firewall System </text:span></text:p>
      <text:p text:style-name="P2"><text:span text:style-name="T1"><text:s text:c="4"/></text:span><text:span text:style-name="T2">Skill Used <text:tab/><text:tab/></text:span><text:span text:style-name="T1">: <text:tab/>C++.Net </text:span></text:p>
      <text:p text:style-name="P2"><text:span text:style-name="T1"><text:s text:c="4"/></text:span><text:span text:style-name="T2">Brief Summary <text:tab/></text:span><text:span text:style-name="T1">: <text:tab/>Access control in form of IP, Port, User blocking/allowing. Was </text:span></text:p>
      <text:p text:style-name="P8"><text:tab/><text:tab/><text:tab/><text:tab/>awarded as best project in a exhibition. </text:p>
      <text:p text:style-name="P2"/>
      <text:p text:style-name="P17"/>
      <text:p text:style-name="P17"><text:soft-page-break/>WORK EXPERIENCE : </text:p>
      <text:p text:style-name="P2"><text:span text:style-name="T1">Worked as </text:span><text:span text:style-name="T7">part time software</text:span><text:span text:style-name="T1">(Web) </text:span><text:span text:style-name="T7">administrator</text:span><text:span text:style-name="T1"> at ZillionCs Sarl (Swiss based website </text:span></text:p>
      <text:p text:style-name="P8">and SEO company) from Jan 2010 – June 2012. </text:p>
      <text:p text:style-name="P14"/>
      <text:p text:style-name="P17">ROLES AND RESPONSIBILITIES: </text:p>
      <text:list xml:id="list1056383381818989604" text:style-name="L2">
        <text:list-item>
          <text:p text:style-name="P11">Development of modules as per design specifications document provided by </text:p>
        </text:list-item>
      </text:list>
      <text:p text:style-name="P2"><text:span text:style-name="T1">the </text:span><text:span text:style-name="T7">designer team.</text:span></text:p>
      <text:list xml:id="list6079425574229906789" text:style-name="L3">
        <text:list-item>
          <text:p text:style-name="P12">Testing Modules &amp; Documentation. </text:p>
        </text:list-item>
        <text:list-item>
          <text:p text:style-name="P12">Optimizing codes. </text:p>
        </text:list-item>
      </text:list>
      <text:p text:style-name="P3"/>
      <text:p text:style-name="P17">PERSONAL DETAILS: </text:p>
      <text:p text:style-name="P2"><text:span text:style-name="T2">Name <text:tab/><text:tab/><text:tab/></text:span><text:span text:style-name="T1">:<text:tab/>Rabin Acharya. </text:span></text:p>
      <text:p text:style-name="P2"><text:span text:style-name="T2">Parent’s name <text:tab/><text:tab/></text:span><text:span text:style-name="T1">: <text:tab/>Chakrapani Acharya and Sabitra Acharya. </text:span></text:p>
      <text:p text:style-name="P2"><text:span text:style-name="T2">Date of Birth <text:tab/><text:tab/></text:span><text:span text:style-name="T1">: <text:tab/>27</text:span><text:span text:style-name="T8">th</text:span><text:span text:style-name="T1"> May, 1991 </text:span></text:p>
      <text:p text:style-name="P2"><text:span text:style-name="T2">Marital Status <text:tab/><text:tab/></text:span><text:span text:style-name="T1">: <text:tab/>Single. </text:span></text:p>
      <text:p text:style-name="P2"><text:span text:style-name="T2">Languages Known <text:tab/></text:span><text:span text:style-name="T1">: <text:tab/>English, Nepali. </text:span></text:p>
      <text:p text:style-name="P2"><text:span text:style-name="T2">Address<text:tab/><text:tab/></text:span><text:span text:style-name="T1">: <text:tab/>Koteshwor-35, Kathmandu Nepal </text:span></text:p>
      <text:p text:style-name="P2"><text:span text:style-name="T2">Telephone no.</text:span><text:span text:style-name="T1"> <text:tab/><text:tab/>: <text:tab/>984–158-8566 </text:span></text:p>
      <text:p text:style-name="P4"><text:span text:style-name="T6">E-mail <text:tab/><text:tab/><text:tab/></text:span><text:span text:style-name="T5">: <text:tab/>rbnacharya@gmail.com / xoror@live.com </text:span></text:p>
      <text:p text:style-name="P8"/>
      <text:p text:style-name="P2"><text:span text:style-name="T2">Date <text:tab/><text:tab/><text:tab/></text:span><text:span text:style-name="T1">: <text:tab/>2013-04-</text:span><text:span text:style-name="T9">23</text:span><text:span text:style-name="T1">(y-m-d) </text:span></text:p>
      <text:p text:style-name="P2"><text:span text:style-name="T2">Place <text:tab/><text:tab/><text:tab/></text:span><text:span text:style-name="T1">: <text:tab/>Kathmandu </text:span></text:p>
      <text:p text:style-name="P1"><text:span text:style-name="T1"><text:tab/><text:tab/><text:tab/><text:tab/><text:tab/><text:tab/><text:tab/><text:tab/><text:tab/><text:tab/><text:tab/></text:span><text:span text:style-name="T2">Rabin Acharya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tanium </meta:initial-creator>
    <meta:creation-date>2013-04-24T17:11:54</meta:creation-date>
    <dc:date>2013-04-24T17:37:49</dc:date>
    <dc:creator>tittanium </dc:creator>
    <meta:editing-duration>PT13M58S</meta:editing-duration>
    <meta:editing-cycles>9</meta:editing-cycles>
    <meta:generator>LibreOffice/4.0.1.2$Linux_X86_64 LibreOffice_project/400m0$Build-2</meta:generator>
    <meta:document-statistic meta:table-count="0" meta:image-count="0" meta:object-count="0" meta:page-count="2" meta:paragraph-count="53" meta:word-count="280" meta:character-count="1957" meta:non-whitespace-character-count="1587"/>
  </office:meta>
</office:document-meta>
</file>